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Heading_20_3">
      <style:text-properties officeooo:paragraph-rsid="00111341"/>
    </style:style>
    <style:style style:name="P2" style:family="paragraph" style:parent-style-name="Standard">
      <style:text-properties officeooo:paragraph-rsid="000c769a"/>
    </style:style>
    <style:style style:name="P3" style:family="paragraph" style:parent-style-name="Standard">
      <style:text-properties officeooo:paragraph-rsid="000d5d7e"/>
    </style:style>
    <style:style style:name="P4" style:family="paragraph" style:parent-style-name="Standard">
      <style:text-properties officeooo:rsid="00111341" officeooo:paragraph-rsid="00111341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00ff00" loext:char-shading-value="0"/>
    </style:style>
    <style:style style:name="T4" style:family="text">
      <style:text-properties fo:background-color="#00ff00" loext:char-shading-value="0"/>
    </style:style>
    <style:style style:name="T5" style:family="text">
      <style:text-properties fo:background-color="#00ffff" loext:char-shading-value="0"/>
    </style:style>
    <style:style style:name="T6" style:family="text">
      <style:text-properties fo:background-color="#00ffff" loext:char-shading-value="0"/>
    </style:style>
    <style:style style:name="T7" style:family="text">
      <style:text-properties fo:background-color="#ff00ff" loext:char-shading-value="0"/>
    </style:style>
    <style:style style:name="T8" style:family="text">
      <style:text-properties fo:background-color="#ff00ff" loext:char-shading-value="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background-color="#ffff00" loext:char-shading-value="0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color="#c9211e" loext:opacity="100%" fo:font-size="22pt" style:font-size-asian="22pt" style:font-size-complex="22pt"/>
    </style:style>
    <style:style style:name="T16" style:family="text">
      <style:text-properties fo:color="#c9211e" loext:opacity="100%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UÍA TRABAJO EN CLASE JAVA JEDI</text:p>
      <text:p text:style-name="Standard"/>
      <text:h text:style-name="Heading_20_2" text:outline-level="2">Escenario: <text:bookmark-start text:name="__DdeLink__65_864539070"/>Sistema de Comercio Electrónico<text:bookmark-end text:name="__DdeLink__65_864539070"/></text:h>
      <text:p text:style-name="Standard"/>
      <text:p text:style-name="Standard">En este escenario, estamos desarrollando un <text:span text:style-name="T9">sistema de comercio electrónico</text:span> para una tienda en línea que vende una variedad de <text:span text:style-name="T2">productos</text:span>.<text:line-break/>La aplicación necesita gestionar <text:span text:style-name="T2">productos</text:span>, <text:span text:style-name="T4">clientes</text:span>, <text:span text:style-name="T6">carritos de compra</text:span> y <text:span text:style-name="T8">pedidos</text:span>. </text:p>
      <text:p text:style-name="Standard"/>
      <text:h text:style-name="P1" text:outline-level="3">✅Clase <text:span text:style-name="T2">Producto</text:span>:</text:h>
      <text:p text:style-name="Standard"><text:s text:c="2"/>- Atributos: id, nombre, precio, stock, descripción.</text:p>
      <text:p text:style-name="Standard"/>
      <text:h text:style-name="P1" text:outline-level="3">✅Clase <text:span text:style-name="T4">Cliente</text:span>:</text:h>
      <text:p text:style-name="Standard">- Atributos: id, nombre, correo electrónico, dirección.</text:p>
      <text:p text:style-name="P4">(tiene un <text:span text:style-name="T6">carrito</text:span> y una lista de <text:span text:style-name="T8">pedidos</text:span>)</text:p>
      <text:p text:style-name="Standard"/>
      <text:h text:style-name="Heading_20_3" text:outline-level="3">Clase <text:span text:style-name="T6">CarritoDeCompra</text:span>:</text:h>
      <text:p text:style-name="Standard"><text:s text:c="2"/>- Atributos: id, <text:span text:style-name="T4">cliente</text:span>, <text:span text:style-name="T2">productos</text:span> (una lista de productos y sus cantidades).</text:p>
      <text:p text:style-name="Standard"/>
      <text:h text:style-name="Heading_20_3" text:outline-level="3">Clase <text:span text:style-name="T8">Pedido</text:span>:</text:h>
      <text:p text:style-name="Standard">- Atributos: id, <text:span text:style-name="T4">cliente</text:span>, <text:span text:style-name="T12">productos</text:span><text:span text:style-name="T10"> (una lista de productos y sus cantidades), </text:span><text:span text:style-name="T9">estado</text:span> (pendiente, pagado, enviado y entregado).</text:p>
      <text:p text:style-name="Standard"/>
      <text:h text:style-name="Heading_20_2" text:outline-level="2">Relaciones:</text:h>
      <text:p text:style-name="P2"><text:s text:c="5"/>✅ - Un <text:span text:style-name="T4">cliente</text:span> <text:span text:style-name="T11">puede tener</text:span> un <text:span text:style-name="T6">carrito de compra</text:span> (relación 1 a 1 entre <text:span text:style-name="T4">Cliente</text:span> y <text:span text:style-name="T6">CarritoDeCompra</text:span>).</text:p>
      <text:p text:style-name="P3"><text:s text:c="5"/>✅ - Un <text:span text:style-name="T6">carrito de compra</text:span> puede contener varios <text:span text:style-name="T2">productos</text:span> (relación 1 a N entre <text:span text:style-name="T6">CarritoDeCompra</text:span> y Producto).</text:p>
      <text:p text:style-name="Standard"><text:s text:c="5"/>✅ - Un <text:span text:style-name="T8">pedido</text:span> está relacionado con un <text:span text:style-name="T4">cliente</text:span> y con un <text:span text:style-name="T6">carrito</text:span>.</text:p>
      <text:p text:style-name="Standard"/>
      <text:h text:style-name="Heading_20_2" text:outline-level="2">Se pide</text:h>
      <text:p text:style-name="Standard"><text:s text:c="2"/>- Se pide desarrollar la funcionalidad de realizar compra, para ello el <text:span text:style-name="T2">producto</text:span> debe cargarse en el <text:span text:style-name="T6">carrito</text:span> si y sólo si existe <text:span text:style-name="T16">stock</text:span>.</text:p>
      <text:p text:style-name="Standard"><text:s text:c="6"/>Automáticamente cuando se agrega un <text:span text:style-name="T2">producto</text:span> al <text:span text:style-name="T6">carrito</text:span> debe de crearse el <text:span text:style-name="T8">pedido</text:span> y pasar a <text:span text:style-name="T9">estado pendiente</text:span>. Si el <text:span text:style-name="T6">carrito</text:span> está vacío se borra el <text:span text:style-name="T8">pedido</text:span> en curso.</text:p>
      <text:p text:style-name="Standard"><text:s text:c="2"/>- Se pide desarrollar la funcionalidad de pagar, automáticamente se debe pasar el estado del <text:span text:style-name="T8">pedido</text:span> a pagado.</text:p>
      <text:p text:style-name="Standard"><text:s text:c="2"/>- Se pide desarrollar la funcionalidad imprimir <text:span text:style-name="T8">pedidos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39cm" fo:margin-bottom="0.39cm" fo:margin-left="0.39cm" fo:margin-right="0.3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15:48:53.503752528</meta:creation-date>
    <dc:date>2023-10-27T18:33:32.562183630</dc:date>
    <meta:editing-duration>PT2H44M6S</meta:editing-duration>
    <meta:editing-cycles>10</meta:editing-cycles>
    <meta:generator>LibreOffice/7.4.7.2$Linux_X86_64 LibreOffice_project/40$Build-2</meta:generator>
    <meta:document-statistic meta:table-count="0" meta:image-count="0" meta:object-count="0" meta:page-count="1" meta:paragraph-count="21" meta:word-count="234" meta:character-count="1493" meta:non-whitespace-character-count="1248"/>
  </office:meta>
</office:document-meta>
</file>